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style:font-name="Palatino Linotype"/>
    </style:style>
    <style:style style:name="P2" style:family="paragraph" style:parent-style-name="Standard">
      <style:paragraph-properties fo:margin-left="0.4925in" fo:margin-right="0in" fo:margin-top="0in" fo:margin-bottom="0.1in" fo:text-indent="0in" style:auto-text-indent="false"/>
      <style:text-properties style:font-name="Palatino Linotype" fo:font-size="12pt" fo:font-weight="normal" style:font-size-asian="12pt" style:font-weight-asian="normal" style:font-size-complex="12pt" style:font-weight-complex="normal"/>
    </style:style>
    <style:style style:name="P3" style:family="paragraph" style:parent-style-name="Standard">
      <style:paragraph-properties fo:margin-left="0.9846in" fo:margin-right="0in" fo:margin-top="0in" fo:margin-bottom="0.1in" fo:text-indent="0in" style:auto-text-indent="false"/>
      <style:text-properties style:font-name="Palatino Linotype"/>
    </style:style>
    <style:style style:name="P4" style:family="paragraph" style:parent-style-name="Standard">
      <style:paragraph-properties fo:margin-left="0.9846in" fo:margin-right="0in" fo:margin-top="0in" fo:margin-bottom="0.1in" fo:text-indent="0in" style:auto-text-indent="false"/>
      <style:text-properties style:font-name="Palatino Linotype" fo:font-style="italic" fo:font-weight="normal" style:font-style-asian="italic" style:font-weight-asian="normal" style:font-style-complex="italic" style:font-weight-complex="normal"/>
    </style:style>
    <style:style style:name="P5" style:family="paragraph" style:parent-style-name="Standard">
      <style:paragraph-properties fo:margin-left="0in" fo:margin-right="0in" fo:margin-top="0in" fo:margin-bottom="0.1in" fo:text-indent="0in" style:auto-text-indent="false"/>
      <style:text-properties style:font-name="Palatino Linotype" fo:font-style="italic" style:font-style-asian="italic" style:font-style-complex="italic"/>
    </style:style>
    <style:style style:name="P6" style:family="paragraph" style:parent-style-name="Standard">
      <style:paragraph-properties fo:margin-top="0in" fo:margin-bottom="0.1in"/>
    </style:style>
    <style:style style:name="P7" style:family="paragraph" style:parent-style-name="Standard">
      <style:paragraph-properties fo:margin-top="0in" fo:margin-bottom="0.1in"/>
      <style:text-properties style:font-name="Palatino Linotype"/>
    </style:style>
    <style:style style:name="P8" style:family="paragraph" style:parent-style-name="Standard" style:list-style-name="L1">
      <style:paragraph-properties fo:margin-top="0in" fo:margin-bottom="0.1in"/>
      <style:text-properties style:font-name="Palatino Linotype"/>
    </style:style>
    <style:style style:name="P9" style:family="paragraph" style:parent-style-name="Standard">
      <style:paragraph-properties fo:margin-top="0in" fo:margin-bottom="0.1in"/>
      <style:text-properties style:font-name="Palatino Linotype" fo:font-size="40pt" fo:font-weight="bold" style:font-size-asian="40pt" style:font-weight-asian="bold" style:font-size-complex="40pt" style:font-weight-complex="bold"/>
    </style:style>
    <style:style style:name="P10" style:family="paragraph" style:parent-style-name="Standard">
      <style:paragraph-properties fo:margin-top="0in" fo:margin-bottom="0.1in"/>
      <style:text-properties style:font-name="Palatino Linotype" fo:font-size="24pt" fo:font-style="italic" fo:font-weight="normal" style:font-size-asian="24pt" style:font-style-asian="italic" style:font-weight-asian="normal" style:font-size-complex="24pt" style:font-style-complex="italic" style:font-weight-complex="normal"/>
    </style:style>
    <style:style style:name="P11" style:family="paragraph" style:parent-style-name="Standard">
      <style:paragraph-properties fo:margin-top="0in" fo:margin-bottom="0.1in" fo:text-align="end" style:justify-single-word="false"/>
      <style:text-properties style:font-name="Palatino Linotype" fo:font-size="20pt" style:font-size-asian="20pt" style:font-size-complex="20pt"/>
    </style:style>
    <style:style style:name="P12" style:family="paragraph" style:parent-style-name="Standard">
      <style:paragraph-properties fo:margin-top="0in" fo:margin-bottom="0.1in" fo:text-align="end" style:justify-single-word="false"/>
      <style:text-properties style:font-name="Palatino Linotype"/>
    </style:style>
    <style:style style:name="P13" style:family="paragraph" style:parent-style-name="Standard">
      <style:paragraph-properties fo:margin-top="0in" fo:margin-bottom="0.1in"/>
      <style:text-properties style:font-name="Palatino Linotype" fo:font-size="15pt" fo:font-weight="bold" style:font-size-asian="15pt" style:font-weight-asian="bold" style:font-size-complex="15pt" style:font-weight-complex="bold"/>
    </style:style>
    <style:style style:name="P14" style:family="paragraph" style:parent-style-name="Standard">
      <style:paragraph-properties fo:margin-top="0in" fo:margin-bottom="0.1in"/>
      <style:text-properties style:font-name="Palatino Linotype" fo:font-size="15pt" style:text-underline-style="none" fo:font-weight="bold" style:font-size-asian="15pt" style:font-weight-asian="bold" style:font-size-complex="15pt" style:font-weight-complex="bold"/>
    </style:style>
    <style:style style:name="P15" style:family="paragraph" style:parent-style-name="Standard">
      <style:paragraph-properties fo:margin-top="0in" fo:margin-bottom="0.1in"/>
      <style:text-properties style:font-name="Palatino Linotype" fo:font-style="normal" fo:font-weight="bold" style:font-style-asian="normal" style:font-weight-asian="bold" style:font-style-complex="normal" style:font-weight-complex="bold"/>
    </style:style>
    <style:style style:name="P16" style:family="paragraph" style:parent-style-name="Standard">
      <style:paragraph-properties fo:margin-top="0in" fo:margin-bottom="0.1in"/>
      <style:text-properties style:font-name="Palatino Linotype" fo:font-style="normal" fo:font-weight="bold" fo:background-color="transparent" style:font-style-asian="normal" style:font-weight-asian="bold" style:font-style-complex="normal" style:font-weight-complex="bold"/>
    </style:style>
    <style:style style:name="P17" style:family="paragraph" style:parent-style-name="Standard">
      <style:paragraph-properties fo:margin-top="0in" fo:margin-bottom="0.1in"/>
      <style:text-properties style:font-name="Palatino Linotype" fo:font-style="normal" style:font-style-asian="normal" style:font-style-complex="normal"/>
    </style:style>
    <style:style style:name="P18" style:family="paragraph" style:parent-style-name="Standard">
      <style:paragraph-properties fo:margin-top="0in" fo:margin-bottom="0.1in"/>
      <style:text-properties style:font-name="Palatino Linotype" fo:font-size="12pt" style:font-size-asian="12pt" style:font-size-complex="12pt"/>
    </style:style>
    <style:style style:name="P19" style:family="paragraph" style:parent-style-name="Standard">
      <style:paragraph-properties fo:margin-top="0in" fo:margin-bottom="0.1in"/>
      <style:text-properties style:font-name="Palatino Linotype" fo:font-size="12pt" style:text-underline-style="none" fo:font-weight="normal" style:font-size-asian="12pt" style:font-weight-asian="normal" style:font-size-complex="12pt" style:font-weight-complex="normal"/>
    </style:style>
    <style:style style:name="P20" style:family="paragraph" style:parent-style-name="Standard" style:list-style-name="L6">
      <style:paragraph-properties fo:margin-top="0in" fo:margin-bottom="0.1in"/>
      <style:text-properties style:font-name="Palatino Linotype" fo:font-style="italic" style:font-style-asian="italic" style:font-style-complex="italic"/>
    </style:style>
    <style:style style:name="P21" style:family="paragraph" style:parent-style-name="Standard" style:list-style-name="L7">
      <style:paragraph-properties fo:margin-top="0in" fo:margin-bottom="0.1in"/>
      <style:text-properties style:font-name="Palatino Linotype" fo:font-style="italic" style:font-style-asian="italic" style:font-style-complex="italic"/>
    </style:style>
    <style:style style:name="P22" style:family="paragraph" style:parent-style-name="Standard" style:list-style-name="L8">
      <style:paragraph-properties fo:margin-top="0in" fo:margin-bottom="0.1in"/>
      <style:text-properties style:font-name="Palatino Linotype" fo:font-style="italic" style:font-style-asian="italic" style:font-style-complex="italic"/>
    </style:style>
    <style:style style:name="P23" style:family="paragraph" style:parent-style-name="Standard" style:list-style-name="L9">
      <style:paragraph-properties fo:margin-top="0in" fo:margin-bottom="0.1in"/>
      <style:text-properties style:font-name="Palatino Linotype" fo:font-style="italic" style:font-style-asian="italic" style:font-style-complex="italic"/>
    </style:style>
    <style:style style:name="P24" style:family="paragraph" style:parent-style-name="Standard">
      <style:paragraph-properties fo:margin-top="0in" fo:margin-bottom="0.1in"/>
      <style:text-properties style:font-name="Palatino Linotype" fo:font-style="italic" fo:font-weight="normal" style:font-style-asian="italic" style:font-weight-asian="normal" style:font-style-complex="italic" style:font-weight-complex="normal"/>
    </style:style>
    <style:style style:name="P25" style:family="paragraph" style:parent-style-name="Standard" style:list-style-name="L9">
      <style:paragraph-properties fo:margin-top="0in" fo:margin-bottom="0.1in"/>
      <style:text-properties style:font-name="Palatino Linotype" fo:font-style="italic" fo:background-color="transparent" style:font-style-asian="italic" style:font-style-complex="italic"/>
    </style:style>
    <style:style style:name="P26" style:family="paragraph" style:parent-style-name="Standard" style:list-style-name="L10">
      <style:paragraph-properties fo:margin-top="0in" fo:margin-bottom="0.1in"/>
      <style:text-properties style:font-name="Palatino Linotype" fo:font-style="italic" fo:background-color="transparent" style:font-style-asian="italic" style:font-style-complex="italic"/>
    </style:style>
    <style:style style:name="P27" style:family="paragraph" style:parent-style-name="Standard">
      <style:paragraph-properties fo:margin-top="0in" fo:margin-bottom="0.1in"/>
      <style:text-properties style:font-name="Palatino Linotype" fo:font-weight="bold" style:font-weight-asian="bold" style:font-weight-complex="bold"/>
    </style:style>
    <style:style style:name="P28" style:family="paragraph" style:parent-style-name="Standard" style:list-style-name="L11">
      <style:paragraph-properties fo:margin-top="0in" fo:margin-bottom="0.1in"/>
      <style:text-properties style:font-name="Palatino Linotype"/>
    </style:style>
    <style:style style:name="P29" style:family="paragraph" style:parent-style-name="Standard">
      <style:paragraph-properties fo:margin-top="0in" fo:margin-bottom="0.1in" fo:text-align="center" style:justify-single-word="false"/>
      <style:text-properties style:font-name="Palatino Linotype"/>
    </style:style>
    <style:style style:name="P30" style:family="paragraph" style:parent-style-name="Standard" style:list-style-name="L11">
      <style:paragraph-properties fo:margin-top="0in" fo:margin-bottom="0.1in"/>
      <style:text-properties style:font-name="Palatino Linotype" fo:background-color="transparent"/>
    </style:style>
    <style:style style:name="P31" style:family="paragraph" style:parent-style-name="Standard" style:list-style-name="L5">
      <style:paragraph-properties fo:margin-top="0in" fo:margin-bottom="0.1in"/>
    </style:style>
    <style:style style:name="P32" style:family="paragraph" style:parent-style-name="Standard" style:list-style-name="L3">
      <style:paragraph-properties fo:margin-top="0in" fo:margin-bottom="0.1in"/>
    </style:style>
    <style:style style:name="P33" style:family="paragraph" style:parent-style-name="Standard" style:list-style-name="L4">
      <style:paragraph-properties fo:margin-top="0in" fo:margin-bottom="0.1in"/>
    </style:style>
    <style:style style:name="P34" style:family="paragraph" style:parent-style-name="Standard" style:list-style-name="L2">
      <style:paragraph-properties fo:margin-top="0in" fo:margin-bottom="0.1in"/>
    </style:style>
    <style:style style:name="P35" style:family="paragraph" style:parent-style-name="Standard">
      <style:paragraph-properties fo:margin-top="0in" fo:margin-bottom="0.1in" fo:text-align="start" style:justify-single-word="false" style:text-autospace="none"/>
      <style:text-properties style:font-name="CMU Sans Serif" fo:font-size="19pt" style:font-size-asian="19pt" style:font-size-complex="19pt"/>
    </style:style>
    <style:style style:name="P36" style:family="paragraph" style:parent-style-name="Standard">
      <style:paragraph-properties fo:margin-top="0in" fo:margin-bottom="0.1in" fo:padding="0.0291in" fo:border-left="none" fo:border-right="none" fo:border-top="none" fo:border-bottom="0.0008in solid #000000" style:join-border="false"/>
      <style:text-properties style:font-name="Palatino Linotype"/>
    </style:style>
    <style:style style:name="P37" style:family="paragraph" style:parent-style-name="Standard">
      <style:paragraph-properties fo:margin-top="0in" fo:margin-bottom="0.1in" fo:break-before="page"/>
      <style:text-properties style:font-name="Palatino Linotype"/>
    </style:style>
    <style:style style:name="P38" style:family="paragraph" style:parent-style-name="Standard">
      <style:paragraph-properties fo:margin-top="0in" fo:margin-bottom="0.1in" fo:break-before="page"/>
      <style:text-properties style:font-name="Palatino Linotype" fo:font-size="15pt" fo:font-weight="bold" style:font-size-asian="15pt" style:font-weight-asian="bold" style:font-size-complex="15pt" style:font-weight-complex="bold"/>
    </style:style>
    <style:style style:name="P39" style:family="paragraph" style:parent-style-name="Standard">
      <style:paragraph-properties fo:margin-top="0in" fo:margin-bottom="0.1in" fo:break-before="page"/>
      <style:text-properties style:font-name="Palatino Linotype" fo:font-size="15pt" style:text-underline-style="none" fo:font-weight="bold" style:font-size-asian="15pt" style:font-weight-asian="bold" style:font-size-complex="15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name-asian="SimSun" style:font-style-asian="normal" style:font-name-complex="Mangal" style:font-style-complex="normal"/>
    </style:style>
    <style:style style:name="T5" style:family="text">
      <style:text-properties fo:font-style="normal" fo:background-color="transparent" style:font-style-asian="normal" style:font-style-complex="normal"/>
    </style:style>
    <style:style style:name="T6" style:family="text">
      <style:text-properties fo:font-style="normal" fo:background-color="transparent" style:font-name-asian="SimSun" style:font-style-asian="normal" style:font-name-complex="Mangal" style:font-style-complex="normal"/>
    </style:style>
    <style:style style:name="T7" style:family="text">
      <style:text-properties fo:font-weight="normal" style:font-weight-asian="normal" style:font-weight-complex="normal"/>
    </style:style>
    <style:style style:name="T8" style:family="text">
      <style:text-properties style:font-name="Palatino Linotype"/>
    </style:style>
    <style:style style:name="T9" style:family="text">
      <style:text-properties style:font-name="Palatino Linotype" fo:font-style="normal" style:font-style-asian="normal" style:font-style-complex="normal"/>
    </style:style>
    <style:style style:name="T10" style:family="text">
      <style:text-properties style:font-name="Palatino Linotype" fo:font-style="normal" fo:font-weight="normal" style:font-style-asian="normal" style:font-weight-asian="normal" style:font-style-complex="normal" style:font-weight-complex="normal"/>
    </style:style>
    <style:style style:name="T11"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12" style:family="text">
      <style:text-properties style:font-name="Palatino Linotype" fo:font-style="normal" fo:font-weight="bold" style:font-style-asian="normal" style:font-weight-asian="bold" style:font-style-complex="normal" style:font-weight-complex="bold"/>
    </style:style>
    <style:style style:name="T13" style:family="text">
      <style:text-properties style:font-name="Palatino Linotype" fo:font-style="normal" style:font-name-asian="SimSun" style:font-style-asian="normal" style:font-name-complex="Mangal" style:font-style-complex="normal"/>
    </style:style>
    <style:style style:name="T14" style:family="text">
      <style:text-properties style:font-name="Palatino Linotype" fo:font-size="12pt" style:font-size-asian="12pt" style:font-size-complex="12pt"/>
    </style:style>
    <style:style style:name="T15" style:family="text">
      <style:text-properties style:font-name="Palatino Linotype" fo:font-size="12pt" fo:font-weight="normal" style:font-name-asian="CMU Sans Serif" style:font-size-asian="12pt" style:font-weight-asian="normal" style:font-name-complex="CMU Sans Serif" style:font-size-complex="12pt" style:font-weight-complex="normal"/>
    </style:style>
    <style:style style:name="T16" style:family="text">
      <style:text-properties style:font-name="Palatino Linotype" fo:font-size="15pt" fo:font-weight="bold" style:font-size-asian="15pt" style:font-weight-asian="bold" style:font-size-complex="15pt"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style="normal" fo:font-weight="bold" style:font-size-asian="15pt" style:font-style-asian="normal" style:font-weight-asian="bold" style:font-size-complex="15pt" style:font-style-complex="normal"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Palatino Linotype1" fo:font-style="normal" style:font-name-asian="Palatino Linotype1" style:font-style-asian="normal" style:font-name-complex="Palatino Linotype1" style:font-style-complex="normal"/>
    </style:style>
    <style:style style:name="T23"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24" style:family="text">
      <style:text-properties style:font-name="Palatino Linotype1" fo:font-style="normal" fo:background-color="transparent" style:font-name-asian="Palatino Linotype1" style:font-style-asian="normal" style:font-name-complex="Palatino Linotype1" style:font-style-complex="normal"/>
    </style:style>
    <style:style style:name="T25" style:family="text">
      <style:text-properties style:font-name-asian="SimSun" style:font-name-complex="Mangal"/>
    </style:style>
    <style:style style:name="T26" style:family="text">
      <style:text-properties fo:color="#800000" fo:font-style="normal" style:font-style-asian="normal" style:font-style-complex="normal"/>
    </style:style>
    <style:style style:name="T27" style:family="text">
      <style:text-properties fo:color="#0084d1" style:font-name="Palatino Linotype"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color="#c5000b"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color="#c5000b" style:text-underline-style="solid" style:text-underline-width="auto" style:text-underline-color="font-color" fo:font-weight="bold" style:font-weight-asian="bold" style:font-weight-complex="bold"/>
    </style:style>
    <style:style style:name="T30" style:family="text">
      <style:text-properties fo:color="#4b1f6f"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color="#579d1c"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32" style:family="text">
      <style:text-properties fo:color="#579d1c" style:font-name="Palatino Linotype"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33" style:family="text">
      <style:text-properties fo:color="#993366"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fo:color="#993366" style:text-underline-style="solid" style:text-underline-width="auto" style:text-underline-color="font-color" fo:font-weight="bold" style:font-weight-asian="bold" style:font-weight-complex="bold"/>
    </style:style>
    <style:style style:name="T35" style:family="text">
      <style:text-properties fo:color="#ff950e"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color="#ff950e" style:text-underline-style="solid" style:text-underline-width="auto" style:text-underline-color="font-color" fo:font-weight="bold" style:font-weight-asian="bold" style:font-weight-complex="bold"/>
    </style:style>
    <style:style style:name="T37" style:family="text">
      <style:text-properties fo:color="#004586"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fo:color="#004586" fo:font-style="normal" style:text-underline-style="none" fo:font-weight="bold" style:font-style-asian="normal" style:font-weight-asian="bold" style:font-style-complex="normal" style:font-weight-complex="bold"/>
    </style:style>
    <style:style style:name="T39" style:family="text">
      <style:text-properties fo:color="#004586" style:text-underline-style="solid" style:text-underline-width="auto" style:text-underline-color="font-color" fo:font-weight="bold" style:font-weight-asian="bold" style:font-weight-complex="bold"/>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style:font-name-asian="SimSun" style:font-weight-asian="normal" style:font-name-complex="Mangal" style:font-weight-complex="normal"/>
    </style:style>
    <style:style style:name="T42" style:family="text">
      <style:text-properties style:font-name="Consolas" fo:font-weight="bold" style:font-weight-asian="bold" style:font-weight-complex="bold"/>
    </style:style>
    <style:style style:name="T43" style:family="text">
      <style:text-properties style:font-name="Consolas" fo:font-size="11pt" fo:font-weight="bold" style:font-size-asian="11pt" style:font-weight-asian="bold" style:font-size-complex="11pt" style:font-weight-complex="bold"/>
    </style:style>
    <style:style style:name="T44" style:family="text">
      <style:text-properties style:font-name="Consolas" fo:font-size="11pt" style:text-underline-style="none" fo:font-weight="bold" style:font-size-asian="11pt" style:font-weight-asian="bold" style:font-size-complex="11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background-color="transparen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9">Fun with Time Travel:</text:p>
      <text:p text:style-name="P10"><text:s text:c="6"/>Implementing Retroactive Data Structures</text:p>
      <text:p text:style-name="P36"/>
      <text:p text:style-name="P7"/>
      <text:p text:style-name="P11">Chelsea Voss</text:p>
      <text:p text:style-name="P11">6.851 Spring 2014</text:p>
      <text:p text:style-name="P12"/>
      <text:p text:style-name="P7"/>
      <text:p text:style-name="P7"/>
      <text:p text:style-name="P7"><text:soft-page-break/><text:span text:style-name="T17">Introduction</text:span></text:p>
      <text:p text:style-name="P6"><text:span text:style-name="T9"><text:tab/>Unlike normal data structures, which only allow operations to be </text:span><text:span text:style-name="T10">carried out in the present, </text:span><text:span text:style-name="T12">retroactive data structures </text:span><text:span text:style-name="T10">allow operations to be inserted or deleted at any point in the past. In a </text:span><text:span text:style-name="T12">partially retroactive </text:span><text:span text:style-name="T10">data structure, queries may not be made into the past state of the data structure, but in a </text:span><text:span text:style-name="T12">fully retroactive</text:span><text:span text:style-name="T10"> data structure, queries may be made at any point along the timeline-history of operations. Retroactive data structures were explored in a 2007 paper by Demaine, Iacono, and Langerman.</text:span></text:p>
      <text:p text:style-name="P7"><text:span text:style-name="T1"><text:tab/>The goal of this project is to turn known algorithms for various types of retroactive data structures (with runtimes summarized below) into </text:span><text:span text:style-name="T19">implementations</text:span><text:span text:style-name="T1">, developing a Python library that can be seamlessly imported into Python code and used to allow retroactive data structures to be used in code.</text:span></text:p>
      <text:p text:style-name="P7"><text:span text:style-name="T1"><text:tab/>As the primary results of this project, I implemented the partially-retroactive queue, which performs its operations in O(1) time. I also implemented a completely general transformation from any data structure to a partially-retroactive data structure, which multiplies the original </text:span></text:p>
      <text:p text:style-name="P7"><text:span text:style-name="T17"><text:line-break/>Source Code</text:span></text:p>
      <text:p text:style-name="P7">This project is open-source, and its source code can be located on GitHub.</text:p>
      <text:p text:style-name="P29">&lt;<text:a xlink:type="simple" xlink:href="https://github.com/csvoss/retroactive">https://github.com/csvoss/retroactive</text:a>&gt;.</text:p>
      <text:p text:style-name="P7">It is split among five Python files, each of which has a special functionality.</text:p>
      <text:p text:style-name="P1"><text:span text:style-name="T43">partial_retroactivity.py</text:span> – Implementations for partially-retroactive data structures.</text:p>
      <text:p text:style-name="P1"><text:span text:style-name="T43">full_retroactivity.py</text:span> – Implementations for fully-retroactive data structures.</text:p>
      <text:p text:style-name="P1"><text:span text:style-name="T43">basic.py</text:span> – Basic building blocks, such as doubly-linked lists and binary search trees, that were required to properly implement certain retroactive data structures.</text:p>
      <text:p text:style-name="P1"><text:span text:style-name="T43">examples.py</text:span><text:span text:style-name="T45"> – Example usage for each of the retroactive data structures.</text:span></text:p>
      <text:p text:style-name="P2"><text:span text:style-name="T43">utils.py</text:span> – Utility functions.</text:p>
      <text:p text:style-name="P7"><text:span text:style-name="T45">The total number of lines of code in this project is 510.##TODO.</text:span></text:p>
      <text:p text:style-name="P7"><text:span text:style-name="T45"/></text:p>
      <text:p text:style-name="P7"><text:span text:style-name="T17"/></text:p>
      <text:p text:style-name="P37"><text:span text:style-name="T18">Summary of Implementations</text:span><text:span text:style-name="T3"><text:line-break/></text:span></text:p>
      <text:p text:style-name="P24"><text:span text:style-name="T2">For runtimes, </text:span>r<text:span text:style-name="T2"> is a parameter describing how old retroactive operations are allowed to be, and </text:span>m<text:span text:style-name="T2"> is the total number of retroactive updates that are performed on a data structure.</text:span></text:p>
      <text:p text:style-name="P7"><text:span text:style-name="T3">General Transformations</text:span></text:p>
      <text:list xml:id="list8250596142017922940" text:style-name="L6">
        <text:list-item>
          <text:p text:style-name="P20"><text:span text:style-name="T2">Partial retroactivity, O(r) overhead: </text:span><text:span text:style-name="T30">Implemented!</text:span></text:p>
        </text:list-item>
      </text:list>
      <text:p text:style-name="P5">This implementation use the rollback method to implement retroactivity. It stores up to <text:span text:style-name="T2">r</text:span> prior operations as well as the state of the data structure before those operations, so that these operations can be reversed. When an operation is removed or inserted, the current state of the data structure is “refreshed” from the past state by applying each operation in sequence.</text:p>
      <text:p text:style-name="P5">Implementing this was an entertaining exercise in abstraction: it needs to be able to wrap <text:span text:style-name="T2">any </text:span>data structure, and allow <text:s text:c="2"/>Uses logging; stores, as auxiliary information, all changes to the data structure made by each operation, so that every change could be REVERSED. </text:p>
      <text:list xml:id="list37716806" text:continue-numbering="true" text:style-name="L6">
        <text:list-item>
          <text:p text:style-name="P20"><text:span text:style-name="T2">Full retroactivity, O(</text:span><text:span text:style-name="T22">√</text:span><text:span text:style-name="T4">m) overhead from partial: </text:span><text:span text:style-name="T31">Not complete.</text:span><text:span text:style-name="T25"> Requires an implementation of persistence </text:span><text:span text:style-name="T41">(Driscoll et al, 1989; Fiat and Kaplan, 2001)</text:span><text:span text:style-name="T25">.</text:span></text:p>
        </text:list-item>
      </text:list>
      <text:list xml:id="list3679093660069553989" text:style-name="L5">
        <text:list-item>
          <text:p text:style-name="P31"><text:span text:style-name="T13">Worse full retroactivity, O(m) overhead from partial: </text:span><text:span text:style-name="T32">Implemented.</text:span></text:p>
        </text:list-item>
      </text:list>
      <text:p text:style-name="P3"><text:span text:style-name="T20">I devised a simpler solution to create a general transformation for full retroactivity in Python. This implementation stores a list of partially-retroactive 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text:span></text:p>
      <text:p text:style-name="P27"><text:span text:style-name="T2">Searchable, Dynamic Partial Sums (SDPS) –</text:span><text:span text:style-name="T20"> commutative, invertible operations</text:span></text:p>
      <text:list xml:id="list5737770378028668220" text:style-name="L3">
        <text:list-item>
          <text:p text:style-name="P32"><text:span text:style-name="T10">Partially retroactive solution, O(1): </text:span><text:span text:style-name="T27">Implemented!</text:span></text:p>
        </text:list-item>
      </text:list>
      <text:p text:style-name="P4">Since operations on the “Searchable, Dynamic Partial Sums” data structure are commutative and invertible, we are able to convert it to a partially-retroactive data structure quite easily: to <text:span text:style-name="T43">insert</text:span> an operation, perform it; to <text:span text:style-name="T43">delete</text:span> an operation, perform its inverse. The only effort that was required to implement this in Python was some special wrapping, specific to this data structure, that allows the inverse of an operation to be calculated. Operations are passed in as lambda functions, which are impossible to simply invert; to fix this, the method <text:span text:style-name="T44">PartiallyRetroactiveSDPS.update(i,c)</text:span><text:span text:style-name="T21"> </text:span>was modified so that the lambda <text:soft-page-break/>function would remember c as an attribute, enabling <text:span text:style-name="T43">delete</text:span> to create the inverse operation, <text:span text:style-name="T43">update(i,-c)</text:span>. It would be difficult to create a wrapper that works for all data structures with commutative, invertible operations, because of this same hurdle: computing the inverse of an arbitrary programming function is impossible.</text:p>
      <text:list xml:id="list580332369763661524" text:style-name="L4">
        <text:list-item>
          <text:p text:style-name="P33"><text:span text:style-name="T10">Fully retroactive solution, O(</text:span><text:span text:style-name="T23">√</text:span><text:span text:style-name="T11">m</text:span><text:span text:style-name="T10">): Implied by partially retroactive solution (above), using general transformation from partial retroactivity to full retroactivity.</text:span></text:p>
        </text:list-item>
      </text:list>
      <text:p text:style-name="P15">Queue</text:p>
      <text:list xml:id="list7047582387734866453" text:style-name="L7">
        <text:list-item>
          <text:p text:style-name="P21"><text:span text:style-name="T2">Partially retroactive solution, O(1): </text:span><text:span text:style-name="T33">Implemented!</text:span></text:p>
        </text:list-item>
        <text:list-item>
          <text:p text:style-name="P21"><text:span text:style-name="T2">Fully retroactive solution, O(log m): See </text:span><text:span text:style-name="T3">Deque</text:span><text:span text:style-name="T1">.</text:span></text:p>
        </text:list-item>
        <text:list-item>
          <text:p text:style-name="P21"><text:span text:style-name="T1">Better fully retroactive solution, O(log m), but with O(1) for present-time operations:</text:span><text:span text:style-name="T7"> Requires an implementation of order-statistic trees (Cormen et al, 2001).</text:span></text:p>
        </text:list-item>
      </text:list>
      <text:p text:style-name="P17"><text:span text:style-name="T21">Stack</text:span></text:p>
      <text:list xml:id="list108789952436389655" text:style-name="L8">
        <text:list-item>
          <text:p text:style-name="P22"><text:span text:style-name="T1">Partially retroactive solution, O(log m): See </text:span><text:span text:style-name="T3">Deque</text:span><text:span text:style-name="T1">.</text:span></text:p>
        </text:list-item>
        <text:list-item>
          <text:p text:style-name="P22"><text:span text:style-name="T1">Fully retroactive solution, O(log m): See </text:span><text:span text:style-name="T3">Deque</text:span><text:span text:style-name="T1">.</text:span></text:p>
        </text:list-item>
      </text:list>
      <text:p text:style-name="P15">Deque</text:p>
      <text:list xml:id="list3835202734759044120" text:style-name="L9">
        <text:list-item>
          <text:p text:style-name="P23"><text:span text:style-name="T2">Partially retroactive solutio</text:span><text:span text:style-name="T5">n, O(log m): Implied by fully retroactive solution (below).</text:span></text:p>
        </text:list-item>
        <text:list-item>
          <text:p text:style-name="P25"><text:span text:style-name="T2">Fully retroactive solution, O(log m): </text:span><text:span text:style-name="T37">Not complete.</text:span><text:span text:style-name="T38"> </text:span>Requires an implementation of modified (a,b)-trees.</text:p>
        </text:list-item>
      </text:list>
      <text:p text:style-name="P15">Union-Find</text:p>
      <text:list xml:id="list7397170893664877912" text:style-name="L10">
        <text:list-item>
          <text:p text:style-name="P26"><text:span text:style-name="T2">Partially retroactive solution, O(log m): Implied by fully retroactive solution (below).</text:span></text:p>
        </text:list-item>
        <text:list-item>
          <text:p text:style-name="P26"><text:span text:style-name="T2">Fully retroactive solution, O(log m</text:span><text:span text:style-name="T2">): </text:span><text:span text:style-name="T35">Not complete.</text:span> Requires an implementation of link-cut trees.</text:p>
        </text:list-item>
      </text:list>
      <text:p text:style-name="P16">Priority Queue</text:p>
      <text:list xml:id="list3437805733715128120" text:style-name="L11">
        <text:list-item>
          <text:p text:style-name="P30"><text:span text:style-name="T2">Partially retroactive solution, O(log m):</text:span><text:span text:style-name="T26"> </text:span><text:span text:style-name="T28">Not complete.</text:span><text:span text:style-name="T20"> Requires an implementation of modified (a,b)-trees.</text:span></text:p>
        </text:list-item>
        <text:list-item>
          <text:p text:style-name="P28"><text:span text:style-name="T5">Fully retroactive solution, O(</text:span><text:span text:style-name="T24">√</text:span><text:span text:style-name="T6">m </text:span><text:span text:style-name="T5">log m): Impli</text:span><text:span text:style-name="T2">ed by partially retroactive solution (above), using general transformation from partial retroactivity to full retroactivity.</text:span></text:p>
        </text:list-item>
      </text:list>
      <text:p text:style-name="P7"><text:soft-page-break/><text:span text:style-name="T2"/></text:p>
      <text:p text:style-name="P7"><text:span text:style-name="T17"/></text:p>
      <text:p text:style-name="P37"><text:span text:style-name="T17">Building Blocks</text:span></text:p>
      <text:p text:style-name="P7">Doubly-linked list: required for <text:span text:style-name="T34">Partially-Retroactive Queue</text:span> and for <text:span text:style-name="T29">Partially-Retroactive Priority Queue</text:span>. Implemented.</text:p>
      <text:p text:style-name="P7">Binary search tree: required for <text:span text:style-name="T29">Partially-Retroactive Priority Queue</text:span>. Implemented.</text:p>
      <text:p text:style-name="P7"><text:span text:style-name="T40">Link-cut trees: required for </text:span><text:span text:style-name="T36">Fully-Retroactive Union-Find</text:span><text:span text:style-name="T40">. Not yet implemented. (Sleator and Tarjan, 1983)</text:span></text:p>
      <text:p text:style-name="P7"><text:span text:style-name="T40">Modified (a,b)-tree: required for </text:span><text:span text:style-name="T39">Fully-Retroactive Deque</text:span><text:span text:style-name="T40"> and for </text:span><text:span text:style-name="T29">Partially-Retroactive Priority Queue</text:span><text:span text:style-name="T40">. Not yet implemented. (</text:span>Fleischer, 1996)</text:p>
      <text:p text:style-name="P7"><text:span text:style-name="T2"/></text:p>
      <text:p text:style-name="P13"/>
      <text:p text:style-name="P38">Runtime Analysis</text:p>
      <text:p text:style-name="P7">##TODO</text:p>
      <text:p text:style-name="P7"/>
      <text:p text:style-name="P13"/>
      <text:p text:style-name="P38">Example Usage</text:p>
      <text:p text:style-name="P7">##TODO</text:p>
      <text:p text:style-name="P7"/>
      <text:p text:style-name="P13"/>
      <text:p text:style-name="P38">On Abstraction</text:p>
      <text:p text:style-name="P7">Initially, I wanted to be able to unify all retroactive data structures under a single abstraction (e.g. <text:span text:style-name="T43">PartiallyRetroactive({'pi':1, 'foo':4, 'bar':55})</text:span> or <text:span text:style-name="T43">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8">Most data structures only allow one exactly one sort of query, accessed via <text:span text:style-name="T42">query()</text:span>, but some must allow more (for example, the Partially Retroactive Queue allows querying the elements at the front <text:span text:style-name="T20">and </text:span><text:span text:style-name="T2">back of the queue</text:span>)</text:p>
        </text:list-item>
        <text:list-item>
          <text:p text:style-name="P8">Most data structures require a number, <text:span text:style-name="T20">tminus</text:span><text:span text:style-name="T2">, specifying how long ago to insert/delete an operation, but some data structures (again, Partially Retroactive Queue) require specifying this information with a pointer, instead.</text:span></text:p>
        </text:list-item>
        <text:list-item>
          <text:p text:style-name="P8"><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7">For these reasons, unifying the implementations under a single abstraction would hava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p>
      <text:p text:style-name="P7"/>
      <text:p text:style-name="P6"><text:span text:style-name="T16">Future Developments</text:span></text:p>
      <text:list xml:id="list4402485298365834951" text:style-name="L2">
        <text:list-item>
          <text:p text:style-name="P34"><text:span text:style-name="T8">Not all data structures are implemented yet! “Building blocks” were an unexpected barrier to completing many of these implementations in a timely fashion.</text:span></text:p>
        </text:list-item>
        <text:list-item>
          <text:p text:style-name="P34"><text:span text:style-name="T8">There likely remain hidden errors within this implementation – since the code is open-source and located on Github, any errors which are detected by others can be communicated and possibly corrected.</text:span></text:p>
        </text:list-item>
      </text:list>
      <text:p text:style-name="P7"/>
      <text:p text:style-name="P14"/>
      <text:p text:style-name="P39">Conclusion</text:p>
      <text:p text:style-name="P19">##TODO</text:p>
      <text:p text:style-name="P39">References</text:p>
      <text:p text:style-name="P35"><text:span text:style-name="T15">Demaine, Erik D, John Iacono, and Stefan Langerman, “Retroactive Data Structures”, <text:tab/>ACM Transactions on Algorithms, vol. 3, no. 2 (May 2007). </text:span><text:a xlink:type="simple" xlink:href="http://erikdemaine.org/papers/Retroactive_TALG/paper.pdf"><text:span text:style-name="T15">[link]</text:span></text:a></text:p>
      <text:p text:style-name="P6"><text:span text:style-name="T14">Demaine, Erik D. 6.851 lecture notes, </text:span><text:a xlink:type="simple" xlink:href="http://courses.csail.mit.edu/6.851/spring14/lectures/L02.pdf"><text:span text:style-name="T14">[link]</text:span></text:a></text:p>
      <text:p text:style-name="P18">Driscoll, James R, Neil Sarnak, Daniel D Sleator, and Robert E Tarjan. Journal of <text:tab/>Computer and System Sciences, 38(1): 86-124 (Feb 1989). <text:a xlink:type="simple" xlink:href="http://www.cs.cmu.edu/~sleator/papers/another-persistence.pdf">[link]</text:a></text:p>
      <text:p text:style-name="P18">Fiat, Amos, and Haim Kaplan. “Making Data Structures Confluently Persistent”, <text:tab/>Journal of Algorithms, 48(1): 16-58 (2003). <text:a xlink:type="simple" xlink:href="http://www.cs.tau.ac.il/~haimk/papers/journal2.pdf">[link]</text:a></text:p>
      <text:p text:style-name="P18">Fleischer, Rudolf. “A Simple Balanced Search Tree with <text:span text:style-name="T20">O</text:span>(1) Worst-Case Update Time.” <text:tab/>International Journal of Foundations of Computer Science. 7(2): 137-150 (1996). <text:tab/><text:a xlink:type="simple" xlink:href="http://citeseerx.ist.psu.edu/viewdoc/summary?doi=10.1.1.55.9433">[link]</text:a></text:p>
      <text:p text:style-name="P18">Sleator, Daniel D, and Robert E Tarjan. “A Data Structure for Dynamic Trees”, Journal of <text:tab/>Computer and System Sciences, 26(3): 362-391 (June 1983). <text:a xlink:type="simple" xlink:href="http://www.cs.cmu.edu/~sleator/papers/dynamic-trees.pdf">[link]</text:a></text:p>
      <text:p text:style-name="P18">Cormen, Thomas H, Charles E Leiserson, Ronald L Rivest, and Clifford Stein. <text:tab/>“Introduction to Algorithms.” The MIT Press (2001). Section 14.1: Dynamic order <text:tab/>statistics, 302-3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17:55:14.29</dc:date>
    <meta:editing-duration>PT6H41M11S</meta:editing-duration>
    <meta:editing-cycles>57</meta:editing-cycles>
    <meta:generator>OpenOffice.org/3.4.1$Win32 OpenOffice.org_project/341m1$Build-9593</meta:generator>
    <meta:document-statistic meta:table-count="0" meta:image-count="1" meta:object-count="0" meta:page-count="11" meta:paragraph-count="75" meta:word-count="1353" meta:character-count="9422"/>
  </office:meta>
</office:document-meta>
</file>